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0000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ip-Boutique</text:p>
      <text:p text:style-name="P2">ceci document n'est pas une version finale</text:p>
      <text:list text:style-name="L1">
        <text:list-item>
          <text:p text:style-name="P3">Objectifs à atteindre</text:p>
        </text:list-item>
      </text:list>
      <text:p text:style-name="P4"><text:tab/><text:span text:style-name="T1">Voici ce que nous devrions pouvoir faire à la sortie de Spip-Boutique 1.0:</text:span></text:p>
      <text:p text:style-name="P5">Coté visiteur :</text:p>
      <text:list text:style-name="L2">
        <text:list-item>
          <text:p text:style-name="P6">Création de cadi par n'importe quel visiteur,</text:p>
        </text:list-item>
        <text:list-item>
          <text:p text:style-name="P6">S'enregistrer en tant que client,</text:p>
        </text:list-item>
        <text:list-item>
          <text:p text:style-name="P6">Enregistrement du cadis en cours (nécessaire de s'enregistrer sur le système),</text:p>
        </text:list-item>
        <text:list-item>
          <text:p text:style-name="P6">Valider un/plusieurs cadis,</text:p>
        </text:list-item>
        <text:list-item>
          <text:p text:style-name="P6">suivre l'état de notre cadis (en préparation, en attente du paiement, en attente de l'envoi, envoyé),</text:p>
        </text:list-item>
        <text:list-item>
          <text:p text:style-name="P6">supprimer un/plusieurs cadis.</text:p>
        </text:list-item>
        <text:list-item>
          <text:p text:style-name="P6">Poster un commentaire dans le forum du produit (cfg: <text:span text:style-name="T2">non</text:span>, a posteriori, a priori [par produit])</text:p>
        </text:list-item>
      </text:list>
      <text:p text:style-name="P5"/>
      <text:p text:style-name="P5">Coté Rédacteur</text:p>
      <text:list text:style-name="L3">
        <text:list-item>
          <text:p text:style-name="P7">Voir la liste des catégories,</text:p>
        </text:list-item>
        <text:list-item>
          <text:p text:style-name="P7">Voir la liste des produits des catégories,</text:p>
        </text:list-item>
        <text:list-item>
          <text:p text:style-name="P7">Proposer un produit dans une catégorie (cfg : <text:span text:style-name="T2">oui</text:span>, non),</text:p>
        </text:list-item>
        <text:list-item>
          <text:p text:style-name="P7">poser un mot clé sur les produits dont il est auteur</text:p>
        </text:list-item>
      </text:list>
      <text:p text:style-name="P5"/>
      <text:p text:style-name="P5">Coté Administrateur restreint</text:p>
      <text:list text:style-name="L3">
        <text:list-item>
          <text:p text:style-name="P7">Voir la liste des catégories,</text:p>
        </text:list-item>
        <text:list-item>
          <text:p text:style-name="P7">Voir la liste des produits des catégories,</text:p>
        </text:list-item>
        <text:list-item>
          <text:p text:style-name="P7">Proposer un produit dans une catégorie,</text:p>
        </text:list-item>
        <text:list-item>
          <text:p text:style-name="P7">valider un produit si il est admin de la catégorie</text:p>
        </text:list-item>
      </text:list>
      <text:list text:style-name="L1" text:continue-numbering="true">
        <text:list-item>
          <text:p text:style-name="P3">Time line</text:p>
        </text:list-item>
        <text:list-item>
          <text:p text:style-name="P3">Méthode de travaille</text:p>
        </text:list-item>
        <text:list-item>
          <text:p text:style-name="P3">Règles de commit 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BE" style:font-name-asian="Bitstream Vera Sans2" style:font-size-asian="12pt" style:language-asian="fr" style:country-asian="FR" style:font-name-complex="Bitstream Vera Sans2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3-15T18:34:40</meta:creation-date>
    <dc:date>2007-03-15T18:58:27</dc:date>
    <dc:language>fr-BE</dc:language>
    <meta:editing-cycles>4</meta:editing-cycles>
    <meta:editing-duration>PT23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5" meta:word-count="164" meta:character-count="1003"/>
  </office:meta>
</office:document-meta>
</file>